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T</mi>
        <mprescripts/>
        <mn>4</mn>
        <mn>3</mn>
      </mmultiscripts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sub>
                  <mi>l</mi>
                  <mn>3</mn>
                </msub>
              </mtd>
            </mtr>
            <mtr>
              <mtd>
                <mn>0</mn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T lsup { 3 } lsub { 4 } = left [ matrix { 1 # 0 # 0 # l_{3} ## 0 # cos(%alpha_{4}) # -sen(%alpha_{4}) # 0 ## 0 # sen(%alpha_{4}) # cos(%alpha_{4}) # 0 ## 0 # 0 # 0 # 1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40:33.572318232</dc:date>
    <meta:editing-duration>PT6H41M30S</meta:editing-duration>
    <meta:editing-cycles>7</meta:editing-cycles>
    <meta:generator>LibreOffice/6.2.4.2.0$Linux_X86_64 LibreOffice_project/b154c0ac6cf11bc010cb60509e6db2f74a9a9fa3</meta:generator>
  </office:meta>
</office:document-meta>
</file>